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text:line-break/>[/gpg/pub_key.asc][gpg public key]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5-present <text:a xlink:type="simple" xlink:href="http://www.forensiq.com/" office:name=""><text:span text:style-name="Definition">Forensiq</text:span></text:a>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